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59cm" svg:stroke-color="#000000" draw:marker-start-width="0.438cm" draw:marker-end="Arrow" draw:marker-end-width="0.538cm" draw:fill="solid" draw:textarea-vertical-align="middle" fo:padding-top="0.204cm" fo:padding-bottom="0.204cm" fo:padding-left="0.329cm" fo:padding-right="0.32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8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9cm" fo:min-width="11.686cm"/>
    </style:style>
    <style:style style:name="gr4" style:family="graphic" style:parent-style-name="objectwithoutfill">
      <style:graphic-properties svg:stroke-width="0.159cm" svg:stroke-color="#c9211e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3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7.3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P3" style:family="paragraph">
      <loext:graphic-properties draw:fill="none" draw:fill-color="#ffffff"/>
      <style:text-properties fo:font-size="26pt" style:font-size-asian="26pt" style:font-size-complex="26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loext:graphic-properties draw:fill="none" draw:fill-color="#ffffff"/>
      <style:text-properties fo:font-size="22pt" style:font-size-asian="22pt" style:font-size-complex="22pt"/>
    </style:style>
    <style:style style:name="P6" style:family="paragraph">
      <style:text-properties fo:color="#f10d0c"/>
    </style:style>
    <style:style style:name="P7" style:family="paragraph">
      <loext:graphic-properties draw:fill="none" draw:fill-color="#ffffff"/>
      <style:text-properties fo:color="#f10d0c"/>
    </style:style>
    <style:style style:name="P8" style:family="paragraph">
      <style:text-properties fo:color="#069a2e"/>
    </style:style>
    <style:style style:name="P9" style:family="paragraph">
      <loext:graphic-properties draw:fill="none" draw:fill-color="#ffffff"/>
      <style:text-properties fo:color="#069a2e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f10d0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818cm" svg:y1="18.799cm" svg:x2="2.782cm" svg:y2="7.299cm">
          <text:p/>
        </draw:line>
        <draw:frame draw:style-name="gr2" draw:text-style-name="P3" draw:layer="layout" svg:width="4.406cm" svg:height="1.632cm" draw:transform="rotate (1.5707963267949) translate (0.9cm 14.806cm)">
          <draw:text-box>
            <text:p text:style-name="P2"><text:span text:style-name="T1">Cost</text:span></text:p>
          </draw:text-box>
        </draw:frame>
        <draw:frame draw:style-name="gr3" draw:text-style-name="P5" draw:layer="layout" svg:width="12.186cm" svg:height="1.119cm" svg:x="3.586cm" svg:y="19.2cm">
          <draw:text-box>
            <text:p text:style-name="P4"><text:span text:style-name="T2">Length of Feedback Cycle</text:span></text:p>
          </draw:text-box>
        </draw:frame>
        <draw:path draw:style-name="gr4" draw:text-style-name="P1" draw:layer="layout" svg:width="15.694cm" svg:height="8.504cm" draw:transform="skewX (-0.0748746249105567) rotate (0.119729586686811) translate (1.43351058626977cm 10.2746849810366cm)" svg:viewBox="0 0 15695 8505" svg:d="M0 8462c3350 0 4734 168 6215-161 1481-328 5315-1489 6787-3749 1473-2261 2693-4552 2693-4552">
          <text:p/>
        </draw:path>
        <draw:frame draw:style-name="gr5" draw:text-style-name="P7" draw:layer="layout" svg:width="3.88cm" svg:height="1.673cm" svg:x="11.32cm" svg:y="6.827cm">
          <draw:text-box>
            <text:p text:style-name="P6"><text:span text:style-name="T3">… </text:span><text:span text:style-name="T3">nach</text:span></text:p>
            <text:p text:style-name="P6"><text:span text:style-name="T3">dem Rollout</text:span></text:p>
          </draw:text-box>
        </draw:frame>
        <draw:frame draw:style-name="gr6" draw:text-style-name="P7" draw:layer="layout" svg:width="6.391cm" svg:height="1.673cm" svg:x="9.509cm" svg:y="8.927cm">
          <draw:text-box>
            <text:p text:style-name="P6">… beim </text:p>
            <text:p text:style-name="P6">«letzten» Systemtest</text:p>
          </draw:text-box>
        </draw:frame>
        <draw:frame draw:style-name="gr7" draw:text-style-name="P9" draw:layer="layout" svg:width="7.85cm" svg:height="0.962cm" svg:x="6.65cm" svg:y="13.338cm">
          <draw:text-box>
            <text:p text:style-name="P8">… beim peer review</text:p>
          </draw:text-box>
        </draw:frame>
        <draw:frame draw:style-name="gr8" draw:text-style-name="P9" draw:layer="layout" svg:width="6.684cm" svg:height="1.673cm" svg:x="5.416cm" svg:y="14.827cm">
          <draw:text-box>
            <text:p text:style-name="P8">… durch CI-System</text:p>
          </draw:text-box>
        </draw:frame>
        <draw:frame draw:style-name="gr8" draw:text-style-name="P9" draw:layer="layout" svg:width="6.685cm" svg:height="1.673cm" svg:x="2.913cm" svg:y="16.027cm">
          <draw:text-box>
            <text:p text:style-name="P8">... beim Programmieren</text:p>
          </draw:text-box>
        </draw:frame>
        <draw:frame draw:style-name="gr6" draw:text-style-name="P7" draw:layer="layout" svg:width="6.526cm" svg:height="1.673cm" svg:x="9.074cm" svg:y="11.3cm">
          <draw:text-box>
            <text:p text:style-name="P6">… Beim Stakeholder-</text:p>
            <text:p text:style-name="P6">review</text:p>
          </draw:text-box>
        </draw:frame>
        <draw:line draw:style-name="gr1" draw:text-style-name="P1" draw:layer="layout" svg:x1="2.8cm" svg:y1="18.9cm" svg:x2="17cm" svg:y2="18.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1-27T15:30:45.025128845</meta:creation-date>
    <dc:date>2019-11-27T15:53:29.396329305</dc:date>
    <meta:editing-duration>PT12M10S</meta:editing-duration>
    <meta:editing-cycles>4</meta:editing-cycles>
    <meta:generator>LibreOffice/6.3.3.2$Linux_X86_64 LibreOffice_project/30$Build-2</meta:generator>
    <meta:document-statistic meta:object-count="11"/>
  </office:meta>
</office:document-meta>
</file>